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897cm" fo:min-width="3.188cm"/>
    </style:style>
    <style:style style:name="gr2" style:family="graphic" style:parent-style-name="standard">
      <style:graphic-properties draw:textarea-horizontal-align="justify" draw:textarea-vertical-align="middle" draw:auto-grow-height="false" fo:min-height="0.897cm" fo:min-width="3.187cm"/>
    </style:style>
    <style:style style:name="gr3" style:family="graphic" style:parent-style-name="standard">
      <style:graphic-properties draw:textarea-horizontal-align="justify" draw:textarea-vertical-align="middle" draw:auto-grow-height="false" fo:min-height="2.042cm" fo:min-width="3.31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0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1cm"/>
    </style:style>
    <style:style style:name="gr9" style:family="graphic" style:parent-style-name="standard">
      <style:graphic-properties draw:stroke="none" draw:fill="none" fo:min-height="1.407cm"/>
    </style:style>
    <style:style style:name="gr10" style:family="graphic" style:parent-style-name="standard">
      <style:graphic-properties svg:stroke-color="#000000" draw:fill-color="#365bb7" draw:textarea-horizontal-align="justify" draw:textarea-vertical-align="middle" draw:auto-grow-height="false" fo:min-height="2.29cm" fo:min-width="1.531cm"/>
    </style:style>
    <style:style style:name="gr11" style:family="graphic" style:parent-style-name="standard">
      <style:graphic-properties svg:stroke-color="#000000" draw:fill-color="#00c462" draw:textarea-horizontal-align="justify" draw:textarea-vertical-align="middle" draw:auto-grow-height="false" fo:min-height="2.29cm" fo:min-width="1.53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061cm"/>
    </style:style>
    <style:style style:name="gr13" style:family="graphic" style:parent-style-name="standard">
      <style:graphic-properties draw:fill-color="#ce181e" draw:textarea-horizontal-align="justify" draw:textarea-vertical-align="middle" draw:auto-grow-height="false" fo:min-height="0.289cm" fo:min-width="0.038cm"/>
    </style:style>
    <style:style style:name="gr14" style:family="graphic" style:parent-style-name="objectwithoutfill">
      <style:graphic-properties svg:stroke-width="0.035cm" svg:stroke-color="#ce181e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854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style:font-name="Cabin"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8pt"/>
    </style:style>
    <style:style style:name="P7" style:family="paragraph">
      <loext:graphic-properties draw:fill="none" draw:fill-color="#ffffff"/>
      <style:text-properties fo:color="#ce181e" style:font-name="Cabin" fo:font-size="6pt" fo:font-weight="bold" style:font-size-asian="6pt" style:font-weight-asian="bold" style:font-size-complex="6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color="#ce181e" style:font-name="Cabin" fo:font-size="6pt" fo:font-weight="bold" style:font-size-asian="6pt" style:font-weight-asian="bold" style:font-size-complex="6pt" style:font-weight-complex="bold"/>
    </style:style>
    <style:style style:name="P9" style:family="paragraph">
      <loext:graphic-properties draw:fill="none"/>
      <style:text-properties fo:font-size="18pt"/>
    </style:style>
    <style:style style:name="P10" style:family="paragraph">
      <loext:graphic-properties draw:fill-color="#365bb7"/>
      <style:paragraph-properties fo:text-align="center"/>
    </style:style>
    <style:style style:name="P11" style:family="paragraph">
      <loext:graphic-properties draw:fill-color="#00c462"/>
      <style:paragraph-properties fo:text-align="center"/>
    </style:style>
    <style:style style:name="P12" style:family="paragraph">
      <loext:graphic-properties draw:fill="none" draw:fill-color="#ffffff"/>
      <style:text-properties fo:color="#fe007f" fo:font-size="12pt" style:font-size-asian="12pt" style:font-size-complex="12pt"/>
    </style:style>
    <style:style style:name="P13" style:family="paragraph">
      <loext:graphic-properties draw:fill="none" draw:fill-color="#ffffff"/>
      <style:text-properties fo:color="#00c462" fo:font-size="12pt" style:font-size-asian="12pt" style:font-size-complex="12pt"/>
    </style:style>
    <style:style style:name="P14" style:family="paragraph">
      <loext:graphic-properties draw:fill-color="#ce181e"/>
      <style:paragraph-properties fo:text-align="center"/>
    </style:style>
    <style:style style:name="P15" style:family="paragraph">
      <loext:graphic-properties draw:fill="none" draw:fill-color="#ffffff"/>
      <style:text-properties fo:font-size="8pt" style:font-size-asian="8pt" style:font-size-complex="8pt"/>
    </style:style>
    <style:style style:name="P16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style:font-name="Cabin" fo:font-size="12pt" style:font-size-asian="12pt" style:font-size-complex="12pt"/>
    </style:style>
    <style:style style:name="T3" style:family="text">
      <style:text-properties fo:color="#ce181e" style:font-name="Cabin" fo:font-size="6pt" fo:font-weight="bold" style:font-size-asian="6pt" style:font-weight-asian="bold" style:font-size-complex="6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365bb7" fo:font-size="12pt" style:font-size-asian="12pt" style:font-size-complex="12pt"/>
    </style:style>
    <style:style style:name="T6" style:family="text">
      <style:text-properties fo:color="#00c462" fo:font-size="12pt" style:font-size-asian="12pt" style:font-size-complex="12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color="#ce181e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2" draw:id="id2" draw:layer="layout" svg:width="3.81cm" svg:height="1.269cm" svg:x="4.825cm" svg:y="6.64cm">
          <text:p text:style-name="P1"><text:span text:style-name="T1">robot_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3.809cm" svg:height="1.269cm" svg:x="18.542cm" svg:y="6.604cm">
          <text:p text:style-name="P1"><text:span text:style-name="T1">human_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" draw:id="id4" draw:layer="layout" svg:width="4.064cm" svg:height="2.54cm" svg:x="11.937cm" svg:y="6.63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svg:x1="8cm" svg:y1="4.079cm" svg:x2="6.73cm" svg:y2="6.64cm" draw:start-shape="id1" draw:start-glue-point="2" draw:end-shape="id2" svg:d="M8000 4079c0 1920-1270 640-1270 2561" svg:viewBox="0 0 1271 2562">
          <text:p/>
        </draw:connector>
        <draw:connector draw:style-name="gr4" draw:text-style-name="P5" draw:layer="layout" draw:type="curve" svg:x1="6.73cm" svg:y1="7.909cm" svg:x2="6.73cm" svg:y2="10.906cm" draw:start-shape="id2" draw:start-glue-point="2" draw:end-shape="id3" draw:end-glue-point="0" svg:d="M6730 7909v2997" svg:viewBox="0 0 1 2998">
          <text:p/>
        </draw:connector>
        <draw:frame draw:style-name="gr5" draw:text-style-name="P6" xml:id="id1" draw:id="id1" draw:layer="layout" svg:width="4.826cm" svg:height="1.285cm" svg:x="5.587cm" svg:y="2.794cm">
          <draw:text-box>
            <text:p text:style-name="P1"><text:span text:style-name="T2">topic_motion_request (Robot)</text:span></text:p>
          </draw:text-box>
        </draw:frame>
        <draw:frame draw:style-name="gr6" draw:text-style-name="P6" xml:id="id3" draw:id="id3" draw:layer="layout" svg:width="4.826cm" svg:height="2.49cm" svg:x="4.317cm" svg:y="10.906cm">
          <draw:text-box>
            <text:p text:style-name="P1"><text:span text:style-name="T2">topic_motion_feedback</text:span></text:p>
            <text:p text:style-name="P1"><text:span text:style-name="T2">(Robot)</text:span></text:p>
          </draw:text-box>
        </draw:frame>
        <draw:frame draw:style-name="gr7" draw:text-style-name="P7" draw:layer="layout" svg:width="4.318cm" svg:height="1.154cm" svg:x="4.317cm" svg:y="4.572cm">
          <draw:text-box>
            <text:p><text:span text:style-name="T3">MotionTaskExecutionRequest.msg </text:span></text:p>
          </draw:text-box>
        </draw:frame>
        <draw:frame draw:style-name="gr8" draw:text-style-name="P8" draw:layer="layout" svg:width="4.318cm" svg:height="1.06cm" svg:x="2.793cm" svg:y="8.811cm">
          <draw:text-box>
            <text:p text:style-name="P1"><text:span text:style-name="T3">MotionTaskExecutionFeedback.msg</text:span></text:p>
          </draw:text-box>
        </draw:frame>
        <draw:connector draw:style-name="gr4" draw:text-style-name="P5" draw:layer="layout" draw:type="curve" svg:x1="8cm" svg:y1="4.079cm" svg:x2="11.937cm" svg:y2="7.909cm" draw:start-shape="id1" draw:start-glue-point="2" draw:end-shape="id4" draw:end-glue-point="3" svg:d="M8000 4079c0 2554 1312 3830 3937 3830" svg:viewBox="0 0 3938 3831">
          <text:p/>
        </draw:connector>
        <draw:connector draw:style-name="gr4" draw:text-style-name="P5" draw:layer="layout" draw:type="curve" svg:x1="6.73cm" svg:y1="10.906cm" svg:x2="11.937cm" svg:y2="7.909cm" draw:start-shape="id3" draw:start-glue-point="0" draw:end-shape="id5" draw:end-glue-point="3" svg:d="M6730 10906c0-1998 1735-2997 5207-2997" svg:viewBox="0 0 5208 2998">
          <text:p/>
        </draw:connector>
        <draw:frame draw:style-name="gr5" draw:text-style-name="P6" xml:id="id6" draw:id="id6" draw:layer="layout" svg:width="4.826cm" svg:height="1.285cm" svg:x="16.255cm" svg:y="2.794cm">
          <draw:text-box>
            <text:p text:style-name="P1"><text:span text:style-name="T2">topic_motion_request (Human)</text:span></text:p>
          </draw:text-box>
        </draw:frame>
        <draw:connector draw:style-name="gr4" draw:text-style-name="P5" draw:layer="layout" draw:type="curve" svg:x1="18.668cm" svg:y1="4.079cm" svg:x2="20.446cm" svg:y2="6.604cm" draw:start-shape="id6" draw:start-glue-point="2" draw:end-shape="id7" draw:end-glue-point="0" svg:d="M18668 4079c0 1893 1778 631 1778 2525" svg:viewBox="0 0 1779 2526">
          <text:p/>
        </draw:connector>
        <draw:connector draw:style-name="gr4" draw:text-style-name="P5" draw:layer="layout" draw:type="curve" svg:x1="18.668cm" svg:y1="4.079cm" svg:x2="16.001cm" svg:y2="7.909cm" draw:start-shape="id6" draw:start-glue-point="2" draw:end-shape="id4" draw:end-glue-point="1" svg:d="M18668 4079c0 2554-889 3830-2667 3830" svg:viewBox="0 0 2668 3831">
          <text:p/>
        </draw:connector>
        <draw:frame draw:style-name="gr6" draw:text-style-name="P6" xml:id="id8" draw:id="id8" draw:layer="layout" svg:width="4.826cm" svg:height="2.49cm" svg:x="18.032cm" svg:y="10.906cm">
          <draw:text-box>
            <text:p text:style-name="P1"><text:span text:style-name="T2">topic_motion_feedback</text:span></text:p>
            <text:p text:style-name="P1"><text:span text:style-name="T2">(Human)</text:span></text:p>
          </draw:text-box>
        </draw:frame>
        <draw:connector draw:style-name="gr4" draw:text-style-name="P5" draw:layer="layout" draw:type="curve" svg:x1="20.446cm" svg:y1="7.873cm" svg:x2="20.445cm" svg:y2="10.906cm" draw:start-shape="id7" draw:start-glue-point="2" draw:end-shape="id8" svg:d="M20446 7873c0 2275-1 759-1 3033" svg:viewBox="0 0 2 3034">
          <text:p/>
        </draw:connector>
        <draw:frame draw:style-name="gr9" draw:text-style-name="P9" draw:layer="layout" svg:width="3.953cm" svg:height="1.657cm" svg:x="12.048cm" svg:y="9.433cm">
          <draw:text-box>
            <text:p><text:span text:style-name="T4">task_interface_gui</text:span></text:p>
          </draw:text-box>
        </draw:frame>
        <draw:custom-shape draw:style-name="gr10" draw:text-style-name="P10" xml:id="id5" draw:id="id5" draw:layer="layout" svg:width="2.031cm" svg:height="2.54cm" svg:x="11.937cm" svg:y="6.6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9" draw:id="id9" draw:layer="layout" svg:width="2.031cm" svg:height="2.54cm" svg:x="13.97cm" svg:y="6.639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2.033cm" svg:height="2.311cm" svg:x="11.936cm" svg:y="5.841cm">
          <draw:text-box>
            <text:p><text:span text:style-name="T5">ROBOT</text:span></text:p>
          </draw:text-box>
        </draw:frame>
        <draw:frame draw:style-name="gr12" draw:text-style-name="P13" draw:layer="layout" svg:width="2.287cm" svg:height="2.311cm" svg:x="13.968cm" svg:y="5.841cm">
          <draw:text-box>
            <text:p><text:span text:style-name="T6">HUMAN</text:span></text:p>
          </draw:text-box>
        </draw:frame>
        <draw:custom-shape draw:style-name="gr13" draw:text-style-name="P14" xml:id="id10" draw:id="id10" draw:layer="layout" svg:width="0.76cm" svg:height="0.761cm" svg:x="20.066cm" svg:y="7.873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14" draw:text-style-name="P5" draw:layer="layout" draw:type="curve" svg:x1="16.001cm" svg:y1="7.909cm" svg:x2="20.066cm" svg:y2="8.253cm" draw:start-shape="id9" draw:start-glue-point="1" draw:end-shape="id10" draw:end-glue-point="5" svg:d="M16001 7909c3048 0 1016 344 4065 344" svg:viewBox="0 0 4066 345">
          <text:p/>
        </draw:connector>
        <draw:frame draw:style-name="gr15" draw:text-style-name="P15" draw:layer="layout" svg:width="4.318cm" svg:height="2.104cm" svg:x="21.081cm" svg:y="8.127cm">
          <draw:text-box>
            <text:p><text:span text:style-name="T7">Wait for confirm </text:span><text:span text:style-name="T8">msg</text:span><text:span text:style-name="T7"> on topic t</text:span><text:span text:style-name="T9">opic_motion_feedback_gui</text:span></text:p>
          </draw:text-box>
        </draw:frame>
        <presentation:notes draw:style-name="dp2">
          <draw:page-thumbnail draw:style-name="gr16" draw:layer="layout" svg:width="18.624cm" svg:height="10.476cm" svg:x="1.482cm" svg:y="2.123cm" draw:page-number="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" svg:font-family="Cab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39cm" svg:x="1cm" svg:y="2.651cm"/>
      <draw:page-thumbnail draw:layer="backgroundobjects" svg:width="9.294cm" svg:height="6.539cm" svg:x="1cm" svg:y="10.699cm"/>
      <draw:page-thumbnail draw:layer="backgroundobjects" svg:width="9.294cm" svg:height="6.539cm" svg:x="1cm" svg:y="18.747cm"/>
      <draw:page-thumbnail draw:layer="backgroundobjects" svg:width="9.294cm" svg:height="6.539cm" svg:x="11.295cm" svg:y="2.651cm"/>
      <draw:page-thumbnail draw:layer="backgroundobjects" svg:width="9.294cm" svg:height="6.539cm" svg:x="11.295cm" svg:y="10.699cm"/>
      <draw:page-thumbnail draw:layer="backgroundobjects" svg:width="9.294cm" svg:height="6.539cm" svg:x="11.295cm" svg:y="18.747cm"/>
    </style:handout-master>
    <style:master-page style:name="Default" style:page-layout-name="PM1" draw:style-name="Mdp1">
      <draw:frame presentation:style-name="Default-title" draw:layer="backgroundobjects" svg:width="25.198cm" svg:height="2.629cm" svg:x="1.4cm" svg:y="0.627cm" presentation:class="title" presentation:placeholder="true">
        <draw:text-box/>
      </draw:frame>
      <draw:frame presentation:style-name="Default-outline1" draw:layer="backgroundobjects" svg:width="25.198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6T11:06:31.368440272</meta:creation-date>
    <meta:editing-duration>PT35S</meta:editing-duration>
    <meta:editing-cycles>2</meta:editing-cycles>
    <meta:generator>LibreOffice/6.0.7.3$Linux_X86_64 LibreOffice_project/00m0$Build-3</meta:generator>
    <dc:date>2020-04-16T11:21:15.251727519</dc:date>
    <meta:document-statistic meta:object-count="47"/>
  </office:meta>
</office:document-meta>
</file>